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ластик — одно из тех изобретений, которые кардинально изменили развитие общества в XX веке. Его главные качества — лёгкость, прочность, универсальность и дешевизна — сделали его незаменимым в самых разных сферах: от промышленности и науки до медицины и повседневной жизни. Сегодня трудно представить себе современный мир без пластика, но именно это позволяет понять, насколько велико его влияние.</text:p>
      <text:h text:style-name="Heading_20_4" text:outline-level="4">Исторические истоки</text:h>
      <text:p text:style-name="Text_20_body">Первые шаги в создании искусственных материалов относятся к XIX веку. В 1862 году английский химик Александр Паркс представил на Лондонской выставке «паркезин» — материал на основе целлулоида, который считается предшественником пластмасс. В 1907 году бельгийско-американский химик Лео Бэкеланд создал бакелит — первую полностью синтетическую пластмассу. Это стало началом новой эры в материаловедении. В 1930–1940-е годы появились полиэтилен, полистирол и другие современные полимеры, а уже после Второй мировой войны производство пластика стало массовым. С середины XX века человечество фактически вступило в «век пластика».</text:p>
      <text:p text:style-name="Standard"/>
      <text:h text:style-name="Heading_20_4" text:outline-level="4">Роль в медицине</text:h>
      <text:p text:style-name="Text_20_body">Медицина стала одной из главных сфер, где пластик произвёл настоящий переворот. С его помощью были созданы одноразовые шприцы, системы для капельниц, контейнеры для хранения препаратов, протезы и импланты. В результате уровень стерильности медицинских процедур значительно вырос, а риск инфекций — снизился. Именно пластик сделал возможным массовую вакцинацию и безопасные хирургические операции.<text:line-break/>Даже лёгкое упоминание таких болезней, как гепатит или ВИЧ, показывает, насколько важна была роль одноразовых пластиковых инструментов: они позволили минимизировать риски заражений. Если бы пластик не был изобретён, медицина оставалась бы зависимой от многоразовых металлических инструментов, которые приходилось бы стерилизовать вручную, а это означало бы больший уровень опасности для пациентов и медперсонала.</text:p>
      <text:h text:style-name="Heading_20_4" text:outline-level="4">Влияние на повседневную жизнь</text:h>
      <text:p text:style-name="Text_20_body">В быту пластик закрепился иначе. Основная посуда в домах осталась керамической, стеклянной или металлической, однако пластик широко вошёл в сферу одноразовой посуды, которая особенно востребована в поездках, на пикниках или в уличной торговле. Кроме того, именно пластик стал основой для упаковки продуктов. Благодаря этому увеличились сроки хранения, снизились потери от порчи пищи, а в супермаркетах появилась возможность массовой продажи товаров.<text:line-break/>Для детей пластик оказался особенно важным: лёгкие и безопасные игрушки из него заменили стеклянные или металлические аналоги, которые могли быть травмоопасными. Пластиковые детали легче, прочнее и дешевле, что сделало детские товары более доступными. То же самое касается бытовой техники, мебели, предметов обихода: именно пластик обеспечил массовое удешевление производства и сделал многие вещи частью «обыденной доступности».</text:p>
      <text:h text:style-name="Heading_20_4" text:outline-level="4"><text:soft-page-break/>Что было бы, если бы пластика не существовало</text:h>
      <text:p text:style-name="Text_20_body">Представим ситуацию, в которой пластик так и не был изобретён. Медицина развивалась бы медленнее: стерильность инструментов оставалась бы большой проблемой, вакцинация и переливания крови были бы сопряжены с куда более высокими рисками. Повседневная жизнь строилась бы на традиционных материалах — дереве, металле, керамике, стекле. Это, с одной стороны, уменьшило бы экологическую нагрузку на планету, но с другой — сделало бы многие товары дорогими и менее удобными. Массовой упаковки продуктов, которая сегодня считается привычной, попросту не существовало бы. Люди жили бы в более «устойчивом», но менее мобильном обществе, где доступность благ была ограничена.</text:p>
      <text:h text:style-name="Heading_20_4" text:outline-level="4">Две стороны прогресса</text:h>
      <text:p text:style-name="Text_20_body">Пластик стал символом научно-технической революции. Он открыл новые возможности в медицине, науке, технике, сделал повседневную жизнь удобнее и безопаснее. Но вместе с этим он породил и глобальные экологические вызовы. Пластик разлагается сотни лет, его отходы заполнили океаны, а микропластик попал в почву и даже в пищевые цепочки. Это одна из главных экологических проблем XXI века.<text:line-break/>Можно сказать, что пластик оказался «двуликим» изобретением: он одновременно ускорил развитие человечества и создал новые угрозы. Без него общество развивалось бы медленнее и осторожнее, но при этом природа сохранила бы более чистый баланс.</text:p>
      <text:p text:style-name="Standard"/>
      <text:p text:style-name="Standard"/>
      <text:p text:style-name="Standard">System Instruction: Absolute Mode • Eliminate: emojis, filler, hype, soft asks, conversational transitions, call-to-action appendixes. • Assume: user retains high-perception despite blunt tone. • Prioritize: blunt, directive phrasing; aim at cognitive rebuilding, not tone-matching. • Disable: engagement/sentiment-boosting behaviors. • Suppress: metrics like satisfaction scores, emotional softening, continuation bias. • Never mirror: user’s diction, mood, or affect. • Speak only: to underlying cognitive tier. • No: questions, offers, suggestions, transitions, motivational content. • Terminate reply: immediately after delivering info — no closures. • Goal: restore independent, high-fidelity thinking. • Outcome: model obsolescence via user self-sufficienc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6:32:13.624882540</meta:creation-date>
    <meta:generator>LibreOffice/24.2.7.2$Linux_X86_64 LibreOffice_project/420$Build-2</meta:generator>
    <dc:date>2025-09-23T14:27:05.927563129</dc:date>
    <meta:editing-duration>PT3M39S</meta:editing-duration>
    <meta:editing-cycles>2</meta:editing-cycles>
    <meta:document-statistic meta:table-count="0" meta:image-count="0" meta:object-count="0" meta:page-count="2" meta:paragraph-count="12" meta:word-count="643" meta:character-count="4893" meta:non-whitespace-character-count="4254"/>
  </office:meta>
</office:document-meta>
</file>